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38EC05D14AA3BE3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55cm, 1.351cm, 12.747cm, 4.02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278cm" svg:height="22.999cm" svg:x="0.892cm" svg:y="2.192cm">
          <draw:image xlink:href="Pictures/10000000000005E8000007E038EC05D14AA3BE3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28T17:04:16.756119491</dc:date>
    <meta:editing-duration>PT3M32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